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style:font-name="ＭＳ ゴシック" style:font-name-asian="ＭＳ ゴシック"/>
    </style:style>
    <style:style style:name="P2" style:family="paragraph" style:parent-style-name="Text_20_body">
      <style:text-properties style:font-name="ＭＳ ゴシック" officeooo:rsid="0007f72a" officeooo:paragraph-rsid="0007f72a" style:font-name-asian="ＭＳ ゴシック"/>
    </style:style>
    <style:style style:name="P3" style:family="paragraph" style:parent-style-name="Heading_20_1" style:list-style-name="L1">
      <style:text-properties style:font-name="ＭＳ ゴシック" officeooo:rsid="0007f72a" style:font-name-asian="ＭＳ ゴシック"/>
    </style:style>
    <style:style style:name="P4" style:family="paragraph" style:parent-style-name="Heading_20_2" style:list-style-name="L1">
      <style:text-properties style:font-name="ＭＳ ゴシック" officeooo:rsid="0007f72a" style:font-name-asian="ＭＳ ゴシック"/>
    </style:style>
    <style:style style:name="P5" style:family="paragraph" style:parent-style-name="Heading_20_3" style:list-style-name="L1">
      <style:text-properties style:font-name="ＭＳ ゴシック" officeooo:rsid="0007f72a" style:font-name-asian="ＭＳ ゴシック"/>
    </style:style>
    <style:style style:name="P6" style:family="paragraph" style:parent-style-name="Heading_20_4" style:list-style-name="L1">
      <style:text-properties style:font-name="ＭＳ ゴシック" officeooo:rsid="0007f72a" style:font-name-asian="ＭＳ ゴシック"/>
    </style:style>
    <style:style style:name="P7" style:family="paragraph" style:parent-style-name="Heading_20_5" style:list-style-name="L1">
      <style:text-properties style:font-name="ＭＳ ゴシック" officeooo:rsid="0007f72a" style:font-name-asian="ＭＳ ゴシック"/>
    </style:style>
    <text:list-style style:name="L1">
      <text:list-level-style-number text:level="1" text:style-name="Numbering_20_Symbols" style:num-prefix="第" style:num-suffix="章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6593085580055137693" text:style-name="L1">
        <text:list-item>
          <text:h text:style-name="P3" text:outline-level="1">&amp;&amp;COL1&amp;&amp;</text:h>
          <text:list>
            <text:list-item>
              <text:h text:style-name="P4" text:outline-level="2">&amp;&amp;COL2&amp;&amp;</text:h>
              <text:list>
                <text:list-item>
                  <text:h text:style-name="P5" text:outline-level="3">&amp;&amp;COL3&amp;&amp;</text:h>
                  <text:list>
                    <text:list-item>
                      <text:h text:style-name="P6" text:outline-level="4">&amp;&amp;COL4&amp;&amp;</text:h>
                      <text:list>
                        <text:list-item>
                          <text:h text:style-name="P7" text:outline-level="5">&amp;&amp;COL5&amp;&amp;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&amp;&amp;TEXT&amp;&amp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TakaoPGothic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9:12:44</meta:creation-date>
    <dc:date>2013-09-13T19:20:31</dc:date>
    <meta:editing-duration>P0D</meta:editing-duration>
    <meta:editing-cycles>8</meta:editing-cycles>
    <meta:generator>LibreOffice/4.0.2.2$Linux_X86_64 LibreOffice_project/400m0$Build-2</meta:generator>
    <meta:document-statistic meta:table-count="0" meta:image-count="0" meta:object-count="0" meta:page-count="1" meta:paragraph-count="6" meta:word-count="13" meta:character-count="80" meta:non-whitespace-character-count="79"/>
  </office:meta>
</office:document-meta>
</file>